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26502E9ADB12C3A0.jpg" manifest:media-type="image/jpeg"/>
  <manifest:file-entry manifest:full-path="Pictures/10000000000001F4000001F4A91CA9B6AFC5018C.jpg" manifest:media-type="image/jpeg"/>
  <manifest:file-entry manifest:full-path="Pictures/10000000000001F4000001F451F730923A268B15.jpg" manifest:media-type="image/jpeg"/>
  <manifest:file-entry manifest:full-path="Pictures/10000000000001F4000001F40D9022C4F3F4F88E.jpg" manifest:media-type="image/jpeg"/>
  <manifest:file-entry manifest:full-path="Pictures/10000000000001F4000001F43025098A8BBA362A.jpg" manifest:media-type="image/jpeg"/>
  <manifest:file-entry manifest:full-path="Pictures/10000000000001F4000001F4978CCDDEAEFA2340.jpg" manifest:media-type="image/jpeg"/>
  <manifest:file-entry manifest:full-path="Pictures/10000000000001F4000001F4CE2B0DEA5F59964C.jpg" manifest:media-type="image/jpeg"/>
  <manifest:file-entry manifest:full-path="Pictures/10000000000001F4000001F4039328218F00B8BA.jpg" manifest:media-type="image/jpeg"/>
  <manifest:file-entry manifest:full-path="Pictures/10000000000001F4000001F42EDD248A197F13F8.jpg" manifest:media-type="image/jpeg"/>
  <manifest:file-entry manifest:full-path="Pictures/10000000000001F4000001F4C21158081433B701.jpg" manifest:media-type="image/jpeg"/>
  <manifest:file-entry manifest:full-path="Pictures/10000000000001F4000001F4BE547A55A71003CB.jpg" manifest:media-type="image/jpeg"/>
  <manifest:file-entry manifest:full-path="Pictures/10000000000001F4000001F4CA3266CAB173573B.jpg" manifest:media-type="image/jpeg"/>
  <manifest:file-entry manifest:full-path="Pictures/10000000000001F4000001F42BC0960D8F7374C3.jpg" manifest:media-type="image/jpeg"/>
  <manifest:file-entry manifest:full-path="Pictures/10000000000001F4000001F41E9CF397470B9075.jpg" manifest:media-type="image/jpeg"/>
  <manifest:file-entry manifest:full-path="Pictures/10000000000001F4000001F499F73A347334836C.jpg" manifest:media-type="image/jpeg"/>
  <manifest:file-entry manifest:full-path="Pictures/10000000000001F4000001F4833ED1D91E4D9005.jpg" manifest:media-type="image/jpeg"/>
  <manifest:file-entry manifest:full-path="Pictures/10000000000001F4000001F4A5ECAE212C247919.jpg" manifest:media-type="image/jpeg"/>
  <manifest:file-entry manifest:full-path="Pictures/10000000000001F4000001F4C61049DC79FDCB05.jpg" manifest:media-type="image/jpeg"/>
  <manifest:file-entry manifest:full-path="Pictures/10000000000001F4000001F4FDB35469C20FD510.jpg" manifest:media-type="image/jpeg"/>
  <manifest:file-entry manifest:full-path="Pictures/10000000000001F4000001F4A9D7F95586D5D36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94cm" svg:height="4.394cm" svg:x="1.229cm" svg:y="1.051cm">
          <draw:image xlink:href="Pictures/10000000000001F4000001F41E9CF397470B9075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.051cm">
          <draw:image xlink:href="Pictures/10000000000001F4000001F4BE547A55A71003CB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.051cm">
          <draw:image xlink:href="Pictures/10000000000001F4000001F42BC0960D8F7374C3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.051cm">
          <draw:image xlink:href="Pictures/10000000000001F4000001F42EDD248A197F13F8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6.436cm">
          <draw:image xlink:href="Pictures/10000000000001F4000001F499F73A347334836C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6.436cm">
          <draw:image xlink:href="Pictures/10000000000001F4000001F4833ED1D91E4D9005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6.436cm">
          <draw:image xlink:href="Pictures/10000000000001F4000001F4CA3266CAB173573B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6.436cm">
          <draw:image xlink:href="Pictures/10000000000001F4000001F4A5ECAE212C247919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11.846cm">
          <draw:image xlink:href="Pictures/10000000000001F4000001F4FDB35469C20FD510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1.846cm">
          <draw:image xlink:href="Pictures/10000000000001F4000001F4A9D7F95586D5D36E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1.846cm">
          <draw:image xlink:href="Pictures/10000000000001F4000001F4039328218F00B8BA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1.846cm">
          <draw:image xlink:href="Pictures/10000000000001F4000001F4978CCDDEAEFA2340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17.231cm">
          <draw:image xlink:href="Pictures/10000000000001F4000001F43025098A8BBA362A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7.231cm">
          <draw:image xlink:href="Pictures/10000000000001F4000001F40D9022C4F3F4F88E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7.231cm">
          <draw:image xlink:href="Pictures/10000000000001F4000001F4CE2B0DEA5F59964C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7.231cm">
          <draw:image xlink:href="Pictures/10000000000001F4000001F451F730923A268B15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22.641cm">
          <draw:image xlink:href="Pictures/10000000000001F4000001F4A91CA9B6AFC5018C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22.641cm">
          <draw:image xlink:href="Pictures/10000000000001F4000001F4C61049DC79FDCB05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22.641cm">
          <draw:image xlink:href="Pictures/10000000000001F4000001F4C21158081433B701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22.641cm">
          <draw:image xlink:href="Pictures/10000000000001F4000001F426502E9ADB12C3A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04:05:59.882089758</meta:creation-date>
    <dc:date>2018-04-17T20:22:47.987189011</dc:date>
    <meta:editing-duration>PT6H7M31S</meta:editing-duration>
    <meta:editing-cycles>9</meta:editing-cycles>
    <meta:generator>LibreOffice/5.1.6.2$Linux_X86_64 LibreOffice_project/10m0$Build-2</meta:generator>
    <meta:print-date>2018-04-12T00:02:59.064880620</meta:print-date>
    <meta:document-statistic meta:object-count="20"/>
  </office:meta>
</office:document-meta>
</file>